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0800000008F6E6129E.png" manifest:media-type="image/png"/>
  <manifest:file-entry manifest:full-path="Pictures/100000000000000800000008410B6290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standard">
      <style:graphic-properties draw:stroke="none" svg:stroke-color="#000000" draw:fill="solid" draw:fill-color="#ffffff" loext:fill-use-slide-background="false" draw:textarea-horizontal-align="justify" draw:textarea-vertical-align="middle" draw:auto-grow-height="false" fo:min-height="27.007cm" fo:min-width="37.752cm" loext:decorative="false"/>
    </style:style>
    <style:style style:name="gr2" style:family="graphic" style:parent-style-name="standard" style:list-style-name="L2">
      <style:graphic-properties draw:stroke="dash" draw:stroke-dash="Long_20_Dash" svg:stroke-color="#000000" draw:fill="hatch" draw:fill-color="#b4c7dc" draw:fill-hatch-name="Red_20_90_20_Degrees_20_Crossed_20_10" draw:fill-hatch-solid="true" style:repeat="repeat" draw:textarea-horizontal-align="justify" draw:textarea-vertical-align="top" draw:auto-grow-height="false" fo:min-height="4.551cm" fo:min-width="4.758cm" style:writing-mode="lr-tb" loext:decorative="false"/>
      <style:paragraph-properties style:writing-mode="lr-tb"/>
    </style:style>
    <style:style style:name="gr3" style:family="graphic" style:parent-style-name="standard" style:list-style-name="L2">
      <style:graphic-properties draw:stroke="dash" draw:stroke-dash="Long_20_Dash" svg:stroke-color="#000000" draw:fill="hatch" draw:fill-color="#b4c7dc" draw:fill-hatch-name="Red_20_90_20_Degrees_20_Crossed_20_10" draw:fill-hatch-solid="true" style:repeat="repeat" draw:textarea-horizontal-align="justify" draw:textarea-vertical-align="top" draw:auto-grow-height="false" fo:min-height="4.558cm" fo:min-width="4.758cm" style:writing-mode="lr-tb" loext:decorative="false"/>
      <style:paragraph-properties style:writing-mode="lr-tb"/>
    </style:style>
    <style:style style:name="gr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5" style:family="graphic" style:parent-style-name="standard" style:list-style-name="L3">
      <style:graphic-properties draw:stroke="solid" svg:stroke-width="0.026cm" svg:stroke-color="#000000" svg:stroke-opacity="100%" draw:stroke-linejoin="miter" draw:fill="bitmap" draw:fill-color="#dddddd" draw:gradient-step-count="0" draw:fill-hatch-solid="false" draw:fill-image-name="Bitmap_20_11" style:repeat="repeat" draw:textarea-horizontal-align="justify" draw:textarea-vertical-align="top" draw:auto-grow-height="false" fo:min-height="2.283cm" fo:min-width="4.555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6" style:family="graphic" style:parent-style-name="standard" style:list-style-name="L3">
      <style:graphic-properties draw:stroke="solid" svg:stroke-width="0.026cm" svg:stroke-color="#000000" svg:stroke-opacity="100%" draw:stroke-linejoin="miter" draw:fill="bitmap" draw:fill-color="#dddddd" draw:fill-hatch-solid="false" draw:fill-image-name="Bitmap_20_11" style:repeat="repeat" draw:textarea-horizontal-align="justify" draw:textarea-vertical-align="top" draw:auto-grow-height="false" fo:min-height="2.283cm" fo:min-width="4.555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7" style:family="graphic" style:parent-style-name="standard" style:list-style-name="L3">
      <style:graphic-properties draw:stroke="none" draw:fill="none" draw:fill-color="#ffffff" draw:textarea-horizontal-align="center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8" style:family="graphic" style:parent-style-name="standard" style:list-style-name="L3">
      <style:graphic-properties draw:stroke="dash" draw:stroke-dash="Long_20_Dash" svg:stroke-width="0cm" svg:stroke-color="#000000" draw:marker-start-width="0.152cm" draw:marker-end-width="0.152cm" svg:stroke-opacity="100%" draw:stroke-linejoin="round" draw:fill="hatch" draw:fill-color="#f7d1d5" draw:fill-hatch-name="Red_20_90_20_Degrees_20_Crossed_20_13" draw:fill-hatch-solid="true" style:repeat="repeat" draw:textarea-horizontal-align="justify" draw:textarea-vertical-align="top" draw:auto-grow-height="false" fo:min-height="6.754cm" fo:min-width="4.784cm" fo:padding-top="0.114cm" fo:padding-bottom="0.117cm" fo:padding-left="0.237cm" fo:padding-right="0.237cm" fo:wrap-option="no-wrap" draw:shadow-color="#808080" style:writing-mode="lr-tb" loext:decorative="false"/>
      <style:paragraph-properties style:writing-mode="lr-tb"/>
    </style:style>
    <style:style style:name="gr9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f7d1d5" draw:fill-hatch-name="Red_20_90_20_Degrees_20_Crossed_20_13" draw:fill-hatch-solid="true" style:repeat="repeat" draw:textarea-horizontal-align="justify" draw:textarea-vertical-align="middle" draw:auto-grow-height="false" fo:min-height="0.35cm" fo:min-width="1.202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0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b4c7dc" draw:fill-hatch-name="Red_20_90_20_Degrees_20_Crossed_20_10" draw:fill-hatch-solid="true" style:repeat="repeat" draw:textarea-horizontal-align="justify" draw:textarea-vertical-align="middle" draw:auto-grow-height="false" fo:min-height="1.219cm" fo:min-width="4.453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1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b4c7dc" draw:fill-hatch-name="Red_20_90_20_Degrees_20_Crossed_20_10" draw:fill-hatch-solid="true" style:repeat="repeat" draw:textarea-horizontal-align="justify" draw:textarea-vertical-align="middle" draw:auto-grow-height="false" fo:min-height="1.219cm" fo:min-width="4.453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5" style:family="graphic" style:parent-style-name="standard" style:list-style-name="L3">
      <style:graphic-properties draw:stroke="dash" draw:stroke-dash="Long_20_Dash" svg:stroke-width="0cm" svg:stroke-color="#000000" draw:marker-start-width="0.152cm" draw:marker-end-width="0.152cm" svg:stroke-opacity="100%" draw:stroke-linejoin="round" draw:fill="hatch" draw:fill-color="#f7d1d5" draw:fill-hatch-name="Red_20_90_20_Degrees_20_Crossed_20_13" draw:fill-hatch-solid="true" style:repeat="repeat" draw:textarea-horizontal-align="justify" draw:textarea-vertical-align="top" draw:auto-grow-height="false" fo:min-height="6.754cm" fo:min-width="4.784cm" fo:padding-top="0.114cm" fo:padding-bottom="0.117cm" fo:padding-left="0.237cm" fo:padding-right="0.237cm" fo:wrap-option="no-wrap" draw:shadow-color="#808080" style:writing-mode="lr-tb" loext:decorative="false"/>
      <style:paragraph-properties style:writing-mode="lr-tb"/>
    </style:style>
    <style:style style:name="gr1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7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f7d1d5" draw:fill-hatch-name="Red_20_90_20_Degrees_20_Crossed_20_13" draw:fill-hatch-solid="true" style:repeat="repeat" draw:textarea-horizontal-align="justify" draw:textarea-vertical-align="middle" draw:auto-grow-height="false" fo:min-height="0.35cm" fo:min-width="1.202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8" style:family="graphic" style:parent-style-name="standard">
      <style:graphic-properties draw:stroke="none" draw:fill="hatch" draw:fill-color="#f7d1d5" draw:fill-hatch-name="Red_20_90_20_Degrees_20_Crossed_20_13" draw:fill-hatch-solid="true" style:repeat="repeat" draw:textarea-horizontal-align="justify" draw:textarea-vertical-align="middle" draw:auto-grow-height="false" fo:min-height="0.436cm" fo:min-width="10.255cm" loext:decorative="false"/>
    </style:style>
    <style:style style:name="gr1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20" style:family="graphic" style:parent-style-name="standard">
      <style:graphic-properties draw:stroke="none" draw:marker-start="Half_20_Circle" draw:marker-end="Half_20_Circle" draw:fill="hatch" draw:fill-color="#b4c7dc" draw:fill-hatch-name="Red_20_90_20_Degrees_20_Crossed_20_10" draw:fill-hatch-solid="true" style:repeat="repeat" draw:textarea-horizontal-align="justify" draw:textarea-vertical-align="middle" draw:auto-grow-height="false" fo:min-height="0.445cm" fo:min-width="10.196cm" loext:decorative="false"/>
    </style:style>
    <style:style style:name="gr2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22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23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24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b4c7dc" draw:gradient-step-count="0" draw:fill-hatch-name="Red_20_90_20_Degrees_20_Crossed_20_10" draw:fill-hatch-solid="true" style:repeat="repeat" draw:textarea-horizontal-align="justify" draw:textarea-vertical-align="middle" draw:auto-grow-height="false" fo:min-height="0.353cm" fo:min-width="1.202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25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b4c7dc" draw:gradient-step-count="0" draw:fill-hatch-name="Red_20_90_20_Degrees_20_Crossed_20_10" draw:fill-hatch-solid="true" style:repeat="repeat" draw:textarea-horizontal-align="justify" draw:textarea-vertical-align="middle" draw:auto-grow-height="false" fo:min-height="0.353cm" fo:min-width="1.202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26" style:family="graphic" style:parent-style-name="objectwithoutfill">
      <style:graphic-properties draw:stroke="solid" draw:stroke-dash="Long_20_Dot_20__28_Rounded_29_" svg:stroke-color="#000000" draw:marker-start="" draw:marker-end="Arrowheads_20_33" draw:marker-end-width="0.3cm" svg:stroke-linecap="round" draw:fill="none" draw:textarea-vertical-align="middle" loext:decorative="false"/>
    </style:style>
    <style:style style:name="gr27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f7d1d5" draw:fill-hatch-name="Red_20_90_20_Degrees_20_Crossed_20_13" draw:fill-hatch-solid="true" style:repeat="repeat" draw:textarea-horizontal-align="justify" draw:textarea-vertical-align="middle" draw:auto-grow-height="false" fo:min-height="0.35cm" fo:min-width="1.202cm" fo:padding-top="0.13cm" fo:padding-bottom="0.13cm" fo:padding-left="0.25cm" fo:padding-right="0.25cm" fo:wrap-option="no-wrap" draw:shadow-offset-x="0.203cm" draw:shadow-offset-y="0.203cm" draw:shadow-color="#808080" style:writing-mode="lr-tb" loext:decorative="false"/>
      <style:paragraph-properties style:writing-mode="lr-tb"/>
    </style:style>
    <style:style style:name="gr28" style:family="graphic" style:parent-style-name="standard">
      <style:graphic-properties svg:stroke-color="#000000" draw:fill="hatch" draw:fill-color="#b4c7dc" draw:fill-hatch-name="Red_20_90_20_Degrees_20_Crossed_20_10" draw:fill-hatch-solid="true" style:repeat="repeat" draw:textarea-horizontal-align="justify" draw:textarea-vertical-align="middle" draw:auto-grow-height="false" fo:min-height="0.477cm" fo:min-width="0.262cm" loext:decorative="false"/>
    </style:style>
    <style:style style:name="gr29" style:family="graphic" style:parent-style-name="standard">
      <style:graphic-properties svg:stroke-color="#000000" draw:fill="hatch" draw:fill-color="#f7d1d5" draw:fill-hatch-name="Red_20_90_20_Degrees_20_Crossed_20_13" draw:fill-hatch-solid="true" style:repeat="repeat" draw:textarea-horizontal-align="justify" draw:textarea-vertical-align="middle" draw:auto-grow-height="false" fo:min-height="0.478cm" fo:min-width="0.262cm" loext:decorative="false"/>
    </style:style>
    <style:style style:name="gr30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31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32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33" style:family="graphic" style:parent-style-name="objectwithoutfill">
      <style:graphic-properties svg:stroke-color="#000000" draw:marker-start="Arrowheads_20_42" draw:marker-start-width="0.203cm" draw:marker-end="Arrow" draw:marker-end-width="0.305cm" draw:fill="none" draw:textarea-vertical-align="middle" loext:decorative="false"/>
    </style:style>
    <style:style style:name="gr34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b4c7dc" draw:fill-hatch-name="Red_20_90_20_Degrees_20_Crossed_20_10" draw:fill-hatch-solid="true" style:repeat="repeat" draw:textarea-horizontal-align="justify" draw:textarea-vertical-align="middle" draw:auto-grow-height="false" fo:min-height="1.904cm" fo:min-width="0.211cm" fo:padding-top="0.229cm" fo:padding-bottom="0.051cm" fo:padding-left="0.25cm" fo:padding-right="0.25cm" fo:wrap-option="no-wrap" draw:shadow-color="#808080" style:writing-mode="lr-tb" loext:decorative="false"/>
      <style:paragraph-properties style:writing-mode="lr-tb"/>
    </style:style>
    <style:style style:name="gr35" style:family="graphic" style:parent-style-name="objectwithoutfill">
      <style:graphic-properties svg:stroke-color="#000000" draw:marker-start="" draw:marker-end="Arrowheads_20_34" draw:fill="none" draw:textarea-vertical-align="middle" loext:decorative="false"/>
    </style:style>
    <style:style style:name="gr36" style:family="graphic" style:parent-style-name="objectwithoutfill">
      <style:graphic-properties svg:stroke-color="#000000" draw:marker-start="" draw:marker-end="Arrowheads_20_35" draw:fill="none" draw:textarea-vertical-align="middle" loext:decorative="false"/>
    </style:style>
    <style:style style:name="gr37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b4c7dc" draw:gradient-step-count="0" draw:fill-hatch-name="Red_20_90_20_Degrees_20_Crossed_20_10" draw:fill-hatch-solid="true" style:repeat="repeat" draw:textarea-horizontal-align="justify" draw:textarea-vertical-align="middle" draw:auto-grow-height="false" fo:min-height="0.353cm" fo:min-width="1.202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38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b4c7dc" draw:gradient-step-count="0" draw:fill-hatch-name="Red_20_90_20_Degrees_20_Crossed_20_10" draw:fill-hatch-solid="true" style:repeat="repeat" draw:textarea-horizontal-align="justify" draw:textarea-vertical-align="middle" draw:auto-grow-height="false" fo:min-height="0.353cm" fo:min-width="1.202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39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b4c7dc" draw:fill-hatch-name="Red_20_90_20_Degrees_20_Crossed_20_10" draw:fill-hatch-solid="true" style:repeat="repeat" draw:textarea-horizontal-align="justify" draw:textarea-vertical-align="middle" draw:auto-grow-height="false" fo:min-height="1.904cm" fo:min-width="0.211cm" fo:padding-top="0.229cm" fo:padding-bottom="0.051cm" fo:padding-left="0.25cm" fo:padding-right="0.25cm" fo:wrap-option="no-wrap" draw:shadow-color="#808080" style:writing-mode="lr-tb" loext:decorative="false"/>
      <style:paragraph-properties style:writing-mode="lr-tb"/>
    </style:style>
    <style:style style:name="gr40" style:family="graphic" style:parent-style-name="objectwithoutfill">
      <style:graphic-properties svg:stroke-color="#000000" draw:marker-start="" draw:marker-end="Arrowheads_20_36" draw:fill="none" draw:textarea-vertical-align="middle" loext:decorative="false"/>
    </style:style>
    <style:style style:name="gr41" style:family="graphic" style:parent-style-name="objectwithoutfill">
      <style:graphic-properties svg:stroke-color="#000000" draw:marker-start="" draw:marker-end="Arrowheads_20_37" draw:fill="none" draw:textarea-vertical-align="middle" loext:decorative="false"/>
    </style:style>
    <style:style style:name="gr42" style:family="graphic" style:parent-style-name="objectwithoutfill">
      <style:graphic-properties svg:stroke-color="#000000" draw:marker-start="" draw:marker-end="Arrow" draw:marker-end-width="0.3cm" draw:fill="none" draw:textarea-vertical-align="middle" loext:decorative="false"/>
    </style:style>
    <style:style style:name="gr43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44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45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46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47" style:family="graphic" style:parent-style-name="standard" style:list-style-name="L3">
      <style:graphic-properties draw:stroke="dash" draw:stroke-dash="Long_20_Dash" svg:stroke-width="0cm" svg:stroke-color="#000000" draw:marker-start-width="0.152cm" draw:marker-end-width="0.152cm" svg:stroke-opacity="100%" draw:stroke-linejoin="miter" draw:fill="bitmap" draw:fill-color="#dddddd" draw:gradient-step-count="0" draw:fill-hatch-solid="false" draw:fill-image-name="Bitmap_20_23" style:repeat="repeat" draw:textarea-horizontal-align="justify" draw:textarea-vertical-align="top" draw:auto-grow-height="false" fo:min-height="2.22cm" fo:min-width="4.758cm" fo:padding-top="0.114cm" fo:padding-bottom="0.117cm" fo:padding-left="0.237cm" fo:padding-right="0.237cm" fo:wrap-option="no-wrap" draw:shadow-color="#808080" style:writing-mode="lr-tb" loext:decorative="false"/>
      <style:paragraph-properties style:writing-mode="lr-tb"/>
    </style:style>
    <style:style style:name="gr48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49" style:family="graphic" style:parent-style-name="standard" style:list-style-name="L3">
      <style:graphic-properties draw:stroke="dash" draw:stroke-dash="Long_20_Dash" svg:stroke-width="0cm" svg:stroke-color="#000000" draw:marker-start-width="0.152cm" draw:marker-end-width="0.152cm" svg:stroke-opacity="100%" draw:stroke-linejoin="miter" draw:fill="bitmap" draw:fill-color="#dddddd" draw:gradient-step-count="0" draw:fill-hatch-solid="false" draw:fill-image-name="Bitmap_20_23" style:repeat="repeat" draw:textarea-horizontal-align="justify" draw:textarea-vertical-align="top" draw:auto-grow-height="false" fo:min-height="2.22cm" fo:min-width="4.758cm" fo:padding-top="0.114cm" fo:padding-bottom="0.117cm" fo:padding-left="0.237cm" fo:padding-right="0.237cm" fo:wrap-option="no-wrap" draw:shadow-color="#808080" style:writing-mode="lr-tb" loext:decorative="false"/>
      <style:paragraph-properties style:writing-mode="lr-tb"/>
    </style:style>
    <style:style style:name="gr50" style:family="graphic" style:parent-style-name="standard" style:list-style-name="L3">
      <style:graphic-properties draw:stroke="solid" svg:stroke-width="0.026cm" svg:stroke-color="#000000" svg:stroke-opacity="100%" draw:stroke-linejoin="miter" draw:fill="bitmap" draw:fill-color="#b4c7dc" draw:fill-hatch-solid="true" draw:fill-image-name="Bitmap_20_24" style:repeat="repeat" draw:textarea-horizontal-align="justify" draw:textarea-vertical-align="middle" draw:auto-grow-height="false" fo:min-height="1.219cm" fo:min-width="4.453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51" style:family="graphic" style:parent-style-name="standard" style:list-style-name="L3">
      <style:graphic-properties draw:stroke="solid" svg:stroke-width="0.026cm" svg:stroke-color="#000000" svg:stroke-opacity="100%" draw:stroke-linejoin="miter" draw:fill="bitmap" draw:fill-color="#b4c7dc" draw:fill-hatch-solid="true" draw:fill-image-name="Bitmap_20_24" style:repeat="repeat" draw:textarea-horizontal-align="justify" draw:textarea-vertical-align="middle" draw:auto-grow-height="false" fo:min-height="1.219cm" fo:min-width="4.453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52" style:family="graphic" style:parent-style-name="standard">
      <style:graphic-properties svg:stroke-color="#000000" draw:fill="bitmap" draw:fill-color="#b4c7dc" draw:fill-hatch-solid="true" draw:fill-image-name="Bitmap_20_24" style:repeat="repeat" draw:textarea-horizontal-align="justify" draw:textarea-vertical-align="middle" draw:auto-grow-height="false" fo:min-height="0.477cm" fo:min-width="0.262cm" loext:decorative="false"/>
    </style:style>
    <style:style style:name="gr53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54" style:family="graphic" style:parent-style-name="standard">
      <style:graphic-properties draw:stroke="none" draw:marker-start="Half_20_Circle" draw:marker-end="Half_20_Circle" draw:fill="bitmap" draw:fill-color="#b4c7dc" draw:fill-hatch-solid="true" draw:fill-image-name="Bitmap_20_25" style:repeat="repeat" draw:textarea-horizontal-align="justify" draw:textarea-vertical-align="middle" draw:auto-grow-height="false" fo:min-height="0.445cm" fo:min-width="5.636cm" loext:decorative="false"/>
    </style:style>
    <style:style style:name="gr55" style:family="graphic" style:parent-style-name="standard">
      <style:graphic-properties draw:stroke="none" draw:marker-start="Half_20_Circle" draw:marker-end="Half_20_Circle" draw:fill="bitmap" draw:fill-color="#b4c7dc" draw:fill-hatch-solid="true" draw:fill-image-name="Bitmap_20_25" style:repeat="repeat" draw:textarea-horizontal-align="justify" draw:textarea-vertical-align="middle" draw:auto-grow-height="false" fo:min-height="0.445cm" fo:min-width="5.364cm" loext:decorative="false"/>
    </style:style>
    <style:style style:name="gr5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57" style:family="graphic" style:parent-style-name="objectwithoutfill">
      <style:graphic-properties draw:stroke="solid" draw:stroke-dash="Long_20_Dash" svg:stroke-color="#000000" draw:marker-start="Arrowheads_20_46" draw:marker-end="Arrow" draw:marker-end-width="0.3cm" draw:fill="none" draw:textarea-vertical-align="middle" loext:decorative="false"/>
    </style:style>
    <style:style style:name="gr58" style:family="graphic" style:parent-style-name="objectwithoutfill">
      <style:graphic-properties svg:stroke-color="#000000" draw:marker-start="Arrow" draw:marker-start-width="0.305cm" draw:marker-end="" draw:marker-end-width="0.203cm" draw:fill="none" draw:textarea-vertical-align="middle" loext:decorative="false"/>
    </style:style>
    <style:style style:name="gr59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60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61" style:family="graphic" style:parent-style-name="standard" style:list-style-name="L3">
      <style:graphic-properties draw:stroke="dash" draw:stroke-dash="Long_20_Dash_20__28_Rounded_29_" svg:stroke-width="0cm" svg:stroke-color="#000000" draw:marker-start-width="0.152cm" draw:marker-end-width="0.152cm" svg:stroke-opacity="100%" draw:stroke-linejoin="miter" svg:stroke-linecap="round" draw:fill="hatch" draw:fill-color="#f7d1d5" draw:fill-hatch-name="Red_20_90_20_Degrees_20_Crossed_20_13" draw:fill-hatch-solid="false" draw:opacity="0%" style:repeat="repeat" draw:textarea-horizontal-align="justify" draw:textarea-vertical-align="top" draw:auto-grow-height="false" fo:min-height="2.279cm" fo:min-width="4.479cm" fo:padding-top="0.117cm" fo:padding-bottom="0.117cm" fo:padding-left="0.237cm" fo:padding-right="0.237cm" fo:wrap-option="no-wrap" draw:shadow-color="#808080" draw:shadow-opacity="0%" style:writing-mode="lr-tb" loext:decorative="false"/>
      <style:paragraph-properties style:writing-mode="lr-tb"/>
    </style:style>
    <style:style style:name="gr6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63" style:family="graphic" style:parent-style-name="objectwithoutfill">
      <style:graphic-properties svg:stroke-color="#000000" draw:marker-start="Arrowheads_20_45" draw:marker-start-width="0.203cm" draw:marker-end="Arrow" draw:marker-end-width="0.305cm" draw:fill="none" draw:textarea-vertical-align="middle" loext:decorative="false"/>
    </style:style>
    <style:style style:name="gr64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65" style:family="graphic" style:parent-style-name="standard" style:list-style-name="L3">
      <style:graphic-properties draw:stroke="dash" draw:stroke-dash="Long_20_Dash_20__28_Rounded_29_" svg:stroke-width="0cm" svg:stroke-color="#000000" draw:marker-start-width="0.152cm" draw:marker-end-width="0.152cm" svg:stroke-opacity="100%" draw:stroke-linejoin="miter" svg:stroke-linecap="round" draw:fill="hatch" draw:fill-color="#f7d1d5" draw:fill-hatch-name="Red_20_90_20_Degrees_20_Crossed_20_13" draw:fill-hatch-solid="false" draw:opacity="0%" style:repeat="repeat" draw:textarea-horizontal-align="justify" draw:textarea-vertical-align="top" draw:auto-grow-height="false" fo:min-height="2.279cm" fo:min-width="4.479cm" fo:padding-top="0.117cm" fo:padding-bottom="0.117cm" fo:padding-left="0.237cm" fo:padding-right="0.237cm" fo:wrap-option="no-wrap" draw:shadow-color="#808080" draw:shadow-opacity="0%" style:writing-mode="lr-tb" loext:decorative="false"/>
      <style:paragraph-properties style:writing-mode="lr-tb"/>
    </style:style>
    <style:style style:name="gr66" style:family="graphic" style:parent-style-name="standard" style:list-style-name="L3">
      <style:graphic-properties draw:stroke="solid" draw:stroke-dash="Long_20_Dash_20__28_Rounded_29_" svg:stroke-width="0cm" svg:stroke-color="#000000" draw:marker-start-width="0.152cm" draw:marker-end-width="0.152cm" svg:stroke-opacity="100%" draw:stroke-linejoin="miter" svg:stroke-linecap="round" draw:fill="hatch" draw:fill-color="#f7d1d5" draw:fill-hatch-name="Red_20_90_20_Degrees_20_Crossed_20_13" draw:fill-hatch-solid="false" draw:opacity="0%" style:repeat="repeat" draw:textarea-horizontal-align="justify" draw:textarea-vertical-align="top" draw:auto-grow-height="false" fo:min-height="1.239cm" fo:min-width="4.479cm" fo:padding-top="0.117cm" fo:padding-bottom="0.117cm" fo:padding-left="0.237cm" fo:padding-right="0.237cm" fo:wrap-option="no-wrap" draw:shadow-color="#808080" draw:shadow-opacity="0%" style:writing-mode="lr-tb" loext:decorative="false"/>
      <style:paragraph-properties style:writing-mode="lr-tb"/>
    </style:style>
    <style:style style:name="gr67" style:family="graphic" style:parent-style-name="objectwithoutfill">
      <style:graphic-properties svg:stroke-color="#000000" draw:marker-start="" draw:marker-end="Arrowheads_20_44" draw:marker-end-width="0.203cm" draw:fill="none" draw:textarea-vertical-align="middle" loext:decorative="false"/>
    </style:style>
    <style:style style:name="gr68" style:family="graphic" style:parent-style-name="objectwithoutfill">
      <style:graphic-properties svg:stroke-color="#000000" draw:marker-start="Arrowheads_20_48" draw:marker-end="Arrowheads_20_47" draw:marker-end-width="0.203cm" draw:fill="none" draw:textarea-vertical-align="middle" loext:decorative="false"/>
    </style:style>
    <style:style style:name="gr69" style:family="graphic" style:parent-style-name="standard" style:list-style-name="L3">
      <style:graphic-properties draw:stroke="solid" draw:stroke-dash="Long_20_Dash_20__28_Rounded_29_" svg:stroke-width="0cm" svg:stroke-color="#000000" draw:marker-start-width="0.152cm" draw:marker-end-width="0.152cm" svg:stroke-opacity="100%" draw:stroke-linejoin="miter" svg:stroke-linecap="round" draw:fill="hatch" draw:fill-color="#f7d1d5" draw:fill-hatch-name="Red_20_90_20_Degrees_20_Crossed_20_13" draw:fill-hatch-solid="false" draw:opacity="0%" style:repeat="repeat" draw:textarea-horizontal-align="justify" draw:textarea-vertical-align="top" draw:auto-grow-height="false" fo:min-height="1.239cm" fo:min-width="4.479cm" fo:padding-top="0.117cm" fo:padding-bottom="0.117cm" fo:padding-left="0.237cm" fo:padding-right="0.237cm" fo:wrap-option="no-wrap" draw:shadow-color="#808080" draw:shadow-opacity="0%" style:writing-mode="lr-tb" loext:decorative="false"/>
      <style:paragraph-properties style:writing-mode="lr-tb"/>
    </style:style>
    <style:style style:name="gr70" style:family="graphic" style:parent-style-name="objectwithoutfill">
      <style:graphic-properties svg:stroke-color="#000000" draw:marker-start="Arrowheads_20_49" draw:marker-end="Arrow_20_short" draw:marker-end-width="0.203cm" draw:fill="none" draw:textarea-vertical-align="middle" loext:decorative="false"/>
    </style:style>
    <style:style style:name="gr71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1" fo:font-size="14pt" fo:font-weight="normal" style:font-weight-complex="bold"/>
    </style:style>
    <style:style style:name="P3" style:family="paragraph">
      <loext:graphic-properties draw:fill="hatch" draw:fill-color="#b4c7dc" draw:fill-hatch-name="Red_20_90_20_Degrees_20_Crossed_20_10" draw:fill-hatch-solid="true" style:repeat="repeat"/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1" fo:font-size="14pt" fo:font-weight="normal" style:font-weight-complex="bold"/>
    </style:style>
    <style:style style:name="P4" style:family="paragraph">
      <style:paragraph-properties fo:margin-left="0cm" fo:margin-right="0cm" fo:line-height="100%" fo:text-align="start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1" fo:font-size="14pt" fo:font-weight="normal" style:font-size-asian="12pt" style:font-size-complex="12pt" style:font-weight-complex="bold"/>
    </style:style>
    <style:style style:name="P5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1" fo:font-size="14pt" fo:font-weight="normal" style:font-size-asian="12pt" style:font-size-complex="12pt" style:font-weight-complex="bold"/>
    </style:style>
    <style:style style:name="P6" style:family="paragraph">
      <style:paragraph-properties fo:margin-left="0cm" fo:margin-right="0cm" fo:margin-top="0cm" fo:margin-bottom="0cm" fo:line-height="115%" fo:text-align="center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1" fo:font-size="14pt" fo:font-style="normal" fo:font-weight="normal" style:font-size-asian="12pt" style:font-size-complex="12pt" style:font-weight-complex="600"/>
    </style:style>
    <style:style style:name="P7" style:family="paragraph">
      <loext:graphic-properties draw:fill="bitmap" draw:fill-color="#dddddd" draw:gradient-step-count="0" draw:fill-hatch-solid="false" draw:fill-image-name="Bitmap_20_11" style:repeat="repeat"/>
      <style:paragraph-properties fo:margin-left="0cm" fo:margin-right="0cm" fo:margin-top="0cm" fo:margin-bottom="0cm" fo:line-height="115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1" fo:font-size="14pt" fo:font-style="normal" fo:font-weight="normal" style:font-size-asian="12pt" style:font-size-complex="12pt" style:font-weight-complex="600"/>
    </style:style>
    <style:style style:name="P8" style:family="paragraph">
      <loext:graphic-properties draw:fill="bitmap" draw:fill-color="#dddddd" draw:fill-hatch-solid="false" draw:fill-image-name="Bitmap_20_11" style:repeat="repeat"/>
      <style:paragraph-properties fo:margin-left="0cm" fo:margin-right="0cm" fo:margin-top="0cm" fo:margin-bottom="0cm" fo:line-height="115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1" fo:font-size="14pt" fo:font-style="normal" fo:font-weight="normal" style:font-size-asian="12pt" style:font-size-complex="12pt" style:font-weight-complex="600"/>
    </style:style>
    <style:style style:name="P9" style:family="paragraph">
      <style:paragraph-properties fo:margin-left="0cm" fo:margin-right="0cm" fo:margin-top="0cm" fo:margin-bottom="0cm" fo:line-height="100%" fo:text-align="start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1" fo:font-size="14pt" fo:font-weight="normal" style:font-size-asian="12pt" style:font-size-complex="12pt" style:font-weight-complex="bold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1" fo:font-size="14pt" fo:font-weight="normal" style:font-size-asian="12pt" style:font-size-complex="12pt" style:font-weight-complex="bold"/>
    </style:style>
    <style:style style:name="P11" style:family="paragraph"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1" fo:font-size="14pt" fo:font-style="normal" fo:font-weight="normal" style:font-size-asian="12pt" style:font-size-complex="12pt" style:font-weight-complex="bold"/>
    </style:style>
    <style:style style:name="P12" style:family="paragraph">
      <loext:graphic-properties draw:fill="hatch" draw:fill-color="#f7d1d5" draw:fill-hatch-name="Red_20_90_20_Degrees_20_Crossed_20_13" draw:fill-hatch-solid="true" style:repeat="repeat"/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1" fo:font-size="14pt" fo:font-style="normal" fo:font-weight="normal" style:font-size-asian="12pt" style:font-size-complex="12pt" style:font-weight-complex="bold"/>
    </style:style>
    <style:style style:name="P13" style:family="paragraph">
      <style:paragraph-properties fo:margin-left="0cm" fo:margin-right="0cm" fo:line-height="100%" fo:text-align="center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1" fo:font-size="14pt" fo:font-weight="normal"/>
    </style:style>
    <style:style style:name="P14" style:family="paragraph">
      <loext:graphic-properties draw:fill="hatch" draw:fill-color="#f7d1d5" draw:fill-hatch-name="Red_20_90_20_Degrees_20_Crossed_20_13" draw:fill-hatch-solid="true" style:repeat="repeat"/>
      <style:paragraph-properties fo:margin-left="0cm" fo:margin-right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1" fo:font-size="14pt" fo:font-weight="normal"/>
    </style:style>
    <style:style style:name="P15" style:family="paragraph"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1" fo:font-size="14pt" fo:font-weight="normal"/>
    </style:style>
    <style:style style:name="P16" style:family="paragraph">
      <loext:graphic-properties draw:fill="hatch" draw:fill-color="#b4c7dc" draw:fill-hatch-name="Red_20_90_20_Degrees_20_Crossed_20_10" draw:fill-hatch-solid="true" style:repeat="repeat"/>
      <style:paragraph-properties fo:margin-left="0cm" fo:margin-right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1" fo:font-size="14pt" fo:font-weight="normal"/>
    </style:style>
    <style:style style:name="P17" style:family="paragraph"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1" fo:font-size="14pt" fo:font-weight="normal" style:font-size-asian="12pt" style:font-size-complex="12pt" style:font-weight-complex="bold"/>
    </style:style>
    <style:style style:name="P18" style:family="paragraph">
      <loext:graphic-properties draw:fill="hatch" draw:fill-color="#f7d1d5" draw:fill-hatch-name="Red_20_90_20_Degrees_20_Crossed_20_13" draw:fill-hatch-solid="true" style:repeat="repeat"/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1" fo:font-size="14pt" fo:font-weight="normal" style:font-size-asian="12pt" style:font-size-complex="12pt" style:font-weight-complex="bold"/>
    </style:style>
    <style:style style:name="P19" style:family="paragraph">
      <loext:graphic-properties draw:fill="hatch" draw:fill-color="#f7d1d5" draw:fill-hatch-name="Red_20_90_20_Degrees_20_Crossed_20_13" draw:fill-hatch-solid="true" style:repeat="repeat"/>
      <style:paragraph-properties fo:text-align="center"/>
    </style:style>
    <style:style style:name="P20" style:family="paragraph">
      <style:paragraph-properties fo:margin-left="0cm" fo:margin-right="0cm" fo:margin-top="0.42cm" fo:margin-bottom="0.35cm" fo:line-height="100%" fo:text-align="center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1" fo:font-size="14pt" fo:font-weight="normal" style:font-size-asian="12pt" style:font-size-complex="12pt" style:font-weight-complex="bold"/>
    </style:style>
    <style:style style:name="P21" style:family="paragraph">
      <loext:graphic-properties draw:fill="none" draw:fill-color="#ffffff"/>
      <style:paragraph-properties fo:margin-left="0cm" fo:margin-right="0cm" fo:margin-top="0.42cm" fo:margin-bottom="0.35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1" fo:font-size="14pt" fo:font-weight="normal" style:font-size-asian="12pt" style:font-size-complex="12pt" style:font-weight-complex="bold"/>
    </style:style>
    <style:style style:name="P22" style:family="paragraph">
      <loext:graphic-properties draw:fill="hatch" draw:fill-color="#b4c7dc" draw:fill-hatch-name="Red_20_90_20_Degrees_20_Crossed_20_10" draw:fill-hatch-solid="true" style:repeat="repeat"/>
      <style:paragraph-properties fo:text-align="center"/>
    </style:style>
    <style:style style:name="P23" style:family="paragraph">
      <loext:graphic-properties draw:fill="none" draw:fill-color="#ffffff"/>
      <style:paragraph-properties fo:margin-left="0cm" fo:margin-right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1" fo:font-size="14pt" fo:font-weight="normal" style:font-size-asian="12pt" style:font-size-complex="12pt" style:font-weight-complex="bold"/>
    </style:style>
    <style:style style:name="P24" style:family="paragraph"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1" fo:font-size="14pt" fo:font-weight="normal" style:font-size-asian="12pt" style:font-size-complex="12pt" style:font-weight-complex="600"/>
    </style:style>
    <style:style style:name="P25" style:family="paragraph">
      <loext:graphic-properties draw:fill="hatch" draw:fill-color="#b4c7dc" draw:gradient-step-count="0" draw:fill-hatch-name="Red_20_90_20_Degrees_20_Crossed_20_10" draw:fill-hatch-solid="true" style:repeat="repeat"/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1" fo:font-size="14pt" fo:font-weight="normal" style:font-size-asian="12pt" style:font-size-complex="12pt" style:font-weight-complex="600"/>
    </style:style>
    <style:style style:name="P26" style:family="paragraph">
      <loext:graphic-properties draw:fill="none"/>
      <style:paragraph-properties fo:text-align="center"/>
    </style:style>
    <style:style style:name="P27" style:family="paragraph">
      <loext:graphic-properties draw:fill="hatch" draw:fill-color="#f7d1d5" draw:fill-hatch-name="Red_20_90_20_Degrees_20_Crossed_20_13" draw:fill-hatch-solid="true" style:repeat="repeat"/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1" fo:font-size="14pt" fo:font-weight="normal" style:font-weight-complex="bold"/>
    </style:style>
    <style:style style:name="P28" style:family="paragraph">
      <style:paragraph-properties fo:margin-left="0cm" fo:margin-right="0cm" fo:margin-top="0cm" fo:margin-bottom="0cm" fo:line-height="0.406cm" fo:text-align="center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1" fo:font-size="14pt" fo:font-weight="normal" style:font-weight-complex="bold"/>
    </style:style>
    <style:style style:name="P29" style:family="paragraph">
      <loext:graphic-properties draw:fill="hatch" draw:fill-color="#b4c7dc" draw:fill-hatch-name="Red_20_90_20_Degrees_20_Crossed_20_10" draw:fill-hatch-solid="true" style:repeat="repeat"/>
      <style:paragraph-properties fo:margin-left="0cm" fo:margin-right="0cm" fo:margin-top="0cm" fo:margin-bottom="0cm" fo:line-height="0.406cm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1" fo:font-size="14pt" fo:font-weight="normal" style:font-weight-complex="bold"/>
    </style:style>
    <style:style style:name="P30" style:family="paragraph">
      <style:paragraph-properties fo:margin-left="0cm" fo:margin-right="0cm" fo:line-height="100%" fo:text-align="center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1" fo:font-size="14pt" fo:font-weight="normal" style:font-size-asian="12pt" style:font-size-complex="12pt" style:font-weight-complex="bold"/>
    </style:style>
    <style:style style:name="P31" style:family="paragraph">
      <loext:graphic-properties draw:fill="bitmap" draw:fill-color="#dddddd" draw:gradient-step-count="0" draw:fill-hatch-solid="false" draw:fill-image-name="Bitmap_20_23" style:repeat="repeat"/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1" fo:font-size="14pt" fo:font-weight="normal" style:font-size-asian="12pt" style:font-size-complex="12pt" style:font-weight-complex="600"/>
    </style:style>
    <style:style style:name="P32" style:family="paragraph">
      <loext:graphic-properties draw:fill="bitmap" draw:fill-color="#b4c7dc" draw:fill-hatch-solid="true" draw:fill-image-name="Bitmap_20_24" style:repeat="repeat"/>
      <style:paragraph-properties fo:margin-left="0cm" fo:margin-right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1" fo:font-size="14pt" fo:font-weight="normal"/>
    </style:style>
    <style:style style:name="P33" style:family="paragraph">
      <loext:graphic-properties draw:fill="bitmap" draw:fill-color="#b4c7dc" draw:fill-hatch-solid="true" draw:fill-image-name="Bitmap_20_24" style:repeat="repeat"/>
      <style:paragraph-properties fo:text-align="center"/>
    </style:style>
    <style:style style:name="P34" style:family="paragraph">
      <loext:graphic-properties draw:fill="bitmap" draw:fill-color="#b4c7dc" draw:fill-hatch-solid="true" draw:fill-image-name="Bitmap_20_25" style:repeat="repeat"/>
      <style:paragraph-properties fo:text-align="center"/>
    </style:style>
    <style:style style:name="P35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1" fo:font-size="14pt" fo:font-weight="normal" style:font-size-asian="12pt" style:font-size-complex="12pt" style:font-weight-complex="bold"/>
    </style:style>
    <style:style style:name="P36" style:family="paragraph">
      <loext:graphic-properties draw:fill="hatch" draw:fill-color="#f7d1d5" draw:fill-hatch-name="Red_20_90_20_Degrees_20_Crossed_20_13" draw:fill-hatch-solid="false" draw:opacity="0%" style:repeat="repeat"/>
      <style:paragraph-properties fo:margin-left="0cm" fo:margin-right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1" fo:font-size="14pt" fo:font-weight="normal"/>
    </style:style>
    <style:style style:name="T1" style:family="text">
      <style:text-properties fo:color="#000000" loext:opacity="100%" style:font-name="Liberation Sans1" fo:font-size="14pt" fo:language="en" fo:country="US" fo:font-weight="normal" style:font-size-asian="12pt" style:language-asian="en" style:country-asian="US" style:font-weight-asian="bold" style:font-size-complex="12pt" style:language-complex="en" style:country-complex="US" style:font-weight-complex="bold"/>
    </style:style>
    <style:style style:name="T2" style:family="text">
      <style:text-properties fo:color="#000000" loext:opacity="100%" style:font-name="Liberation Sans1" fo:font-size="14pt" fo:language="en" fo:country="US" fo:font-style="normal" fo:font-weight="normal" style:font-size-asian="12pt" style:language-asian="en" style:country-asian="US" style:font-weight-asian="bold" style:font-size-complex="12pt" style:language-complex="en" style:country-complex="US" style:font-weight-complex="bold"/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font-name="Liberation Sans1" fo:font-size="14pt" fo:language="en" fo:country="US" fo:font-style="normal" fo:text-shadow="none" style:text-underline-style="none" fo:font-weight="normal" style:letter-kerning="true" style:font-name-asian="Noto Sans CJK SC" style:font-size-asian="12pt" style:language-asian="en" style:country-asian="US" style:font-style-asian="normal" style:font-weight-asian="bold" style:font-name-complex="Lohit Devanagari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color="#000000" loext:opacity="100%" style:font-name="Liberation Sans1" fo:font-size="14pt" fo:language="en" fo:country="US" fo:font-weight="normal" style:font-size-asian="12pt" style:language-asian="en" style:country-asian="US" style:font-weight-asian="bold" style:font-size-complex="12pt" style:language-complex="en" style:country-complex="US" style:font-weight-complex="600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8.252cm" svg:height="27.257cm" svg:x="-0.064cm" svg:y="-0.07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258cm" svg:height="4.801cm" svg:x="32.408cm" svg:y="4.498cm">
          <text:p text:style-name="P2"><text:span text:style-name="T1">Mail Serv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5.258cm" svg:height="4.808cm" svg:x="0.436cm" svg:y="4.491cm">
          <text:p text:style-name="P2"><text:span text:style-name="T1">Mail Serv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draw:layer="layout" svg:width="3.824cm" svg:height="0.854cm" svg:x="17.164cm" svg:y="7.115cm">
          <text:list text:style-name="L3">
            <text:list-header>
              <text:p text:style-name="P4"><text:span text:style-name="T1">3 Offer transfer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" draw:text-style-name="P7" xml:id="id1" draw:id="id1" draw:layer="layout" svg:width="5.055cm" svg:height="2.54cm" svg:x="0.443cm" svg:y="17.841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draw:glue-point draw:id="8" svg:x="4.958cm" svg:y="1.42cm"/>
          <draw:glue-point draw:id="9" svg:x="4.958cm" svg:y="-1.683cm"/>
          <draw:glue-point draw:id="10" svg:x="5.024cm" svg:y="3.084cm"/>
          <draw:glue-point draw:id="11" svg:x="5.024cm" svg:y="3.819cm"/>
          <draw:glue-point draw:id="12" svg:x="5.024cm" svg:y="-2.795cm"/>
          <draw:glue-point draw:id="13" svg:x="5.024cm" svg:y="2.349cm"/>
          <draw:glue-point draw:id="14" svg:x="5.024cm" svg:y="-2.06cm"/>
          <draw:glue-point draw:id="15" svg:x="5.024cm" svg:y="-1.325cm"/>
          <draw:glue-point draw:id="16" svg:x="-2.974cm" svg:y="-5.051cm"/>
          <text:p text:style-name="P6"><text:span text:style-name="T2"><text:s/></text:span><text:span text:style-name="T2">Mail User Agent</text:span></text:p>
          <text:p text:style-name="P6"><text:span text:style-name="T2">aMU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8" xml:id="id11" draw:id="id11" draw:layer="layout" svg:width="5.055cm" svg:height="2.54cm" svg:x="32.623cm" svg:y="17.84cm">
          <draw:glue-point draw:id="4" svg:x="-2.517cm" svg:y="-5.003cm"/>
          <draw:glue-point draw:id="5" svg:x="-2.43cm" svg:y="5.081cm"/>
          <draw:glue-point draw:id="6" svg:x="-5.006cm" svg:y="2.508cm"/>
          <draw:glue-point draw:id="7" svg:x="0.663cm" svg:y="-4.91cm"/>
          <draw:glue-point draw:id="8" svg:x="-0.785cm" svg:y="-4.91cm"/>
          <draw:glue-point draw:id="9" svg:x="-5.009cm" svg:y="-1.819cm"/>
          <text:p text:style-name="P6"><text:span text:style-name="T2">Mail User Agent</text:span></text:p>
          <text:p text:style-name="P6"><text:span text:style-name="T2">rMU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0" draw:layer="layout" svg:width="4.622cm" svg:height="0.854cm" svg:x="3.353cm" svg:y="12.895cm">
          <text:list text:style-name="L3">
            <text:list-item>
              <text:p text:style-name="P9"><text:span text:style-name="T3">2 Offer</text:span><text:span text:style-name="T1"> submission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8" draw:text-style-name="P12" draw:layer="layout" svg:width="5.258cm" svg:height="6.985cm" svg:x="10.919cm" svg:y="12.938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draw:glue-point draw:id="8" svg:x="-3.34cm" svg:y="-0.873cm" draw:align="center"/>
          <draw:glue-point draw:id="9" svg:x="-5.019cm" svg:y="2.454cm"/>
          <draw:glue-point draw:id="10" svg:x="-5.019cm" svg:y="1.42cm"/>
          <draw:glue-point draw:id="11" svg:x="-5.019cm" svg:y="1.075cm"/>
          <draw:glue-point draw:id="12" svg:x="-5.019cm" svg:y="-1.683cm"/>
          <draw:glue-point draw:id="13" svg:x="-4.671cm" svg:y="-1.105cm"/>
          <text:p text:style-name="P11"><text:span text:style-name="T2">Resource Serv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4" xml:id="id3" draw:id="id3" draw:layer="layout" svg:width="1.702cm" svg:height="0.61cm" svg:x="12.703cm" svg:y="18.791cm">
          <draw:glue-point draw:id="4" svg:x="-5.021cm" svg:y="-3.729cm"/>
          <draw:glue-point draw:id="5" svg:x="-5.021cm" svg:y="2.332cm"/>
          <draw:glue-point draw:id="6" svg:x="-5.021cm" svg:y="-2.726cm"/>
          <draw:glue-point draw:id="7" svg:x="-5.021cm" svg:y="-1.211cm"/>
          <draw:glue-point draw:id="8" svg:x="-5.021cm" svg:y="-1.968cm"/>
          <draw:glue-point draw:id="9" svg:x="5.025cm" svg:y="-2.5cm"/>
          <draw:glue-point draw:id="10" svg:x="-5.027cm" svg:y="3.97cm"/>
          <draw:glue-point draw:id="11" svg:x="5.076cm" svg:y="3.147cm"/>
          <text:list text:style-name="L3">
            <text:list-header>
              <text:p text:style-name="P13"><text:span text:style-name="T1">aMRS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6" draw:layer="layout" svg:width="4.953cm" svg:height="1.479cm" svg:x="0.59cm" svg:y="5.213cm">
          <text:list text:style-name="L3">
            <text:list-header>
              <text:p text:style-name="P13"><text:span text:style-name="T1">Email Address</text:span></text:p>
              <text:p text:style-name="P15"><text:span text:style-name="T4">alice@foo.com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6" draw:layer="layout" svg:width="4.953cm" svg:height="1.479cm" svg:x="32.562cm" svg:y="5.213cm">
          <text:list text:style-name="L3">
            <text:list-header>
              <text:p text:style-name="P13"><text:span text:style-name="T1">Email Address</text:span></text:p>
              <text:p text:style-name="P15"><text:span text:style-name="T4">bob@bar.com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5" draw:layer="layout" svg:width="5.678cm" svg:height="2.04cm" svg:x="16.241cm" svg:y="17.037cm">
          <text:list text:style-name="L3">
            <text:list-header>
              <text:p text:style-name="P4"><text:span text:style-name="T1">6 Placeholder message</text:span></text:p>
            </text:list-header>
            <text:list-item>
              <text:p text:style-name="P4"><text:span text:style-name="T1">and mail resources</text:span></text:p>
            </text:list-item>
            <text:list-item>
              <text:p text:style-name="P4"><text:span text:style-name="T1">retrieval using AT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3" draw:text-style-name="P5" draw:layer="layout" svg:width="5.595cm" svg:height="2.04cm" svg:x="5.482cm" svg:y="17.048cm">
          <text:list text:style-name="L3">
            <text:list-header>
              <text:p text:style-name="P4"><text:span text:style-name="T1">1 Store mail resources,</text:span></text:p>
            </text:list-header>
            <text:list-item>
              <text:p text:style-name="P4"><text:span text:style-name="T1">placeholder message,</text:span></text:p>
            </text:list-item>
            <text:list-item>
              <text:p text:style-name="P4"><text:span text:style-name="T1">return offer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4" draw:text-style-name="P5" draw:layer="layout" svg:width="5.21cm" svg:height="2.04cm" svg:x="27.281cm" svg:y="17.1cm">
          <text:list text:style-name="L3">
            <text:list-header>
              <text:p text:style-name="P4"><text:span text:style-name="T1">7 Fetch</text:span></text:p>
            </text:list-header>
            <text:list-item>
              <text:p text:style-name="P4"><text:span text:style-name="T1">placeholder message</text:span></text:p>
            </text:list-item>
            <text:list-item>
              <text:p text:style-name="P4"><text:span text:style-name="T1">and mail resources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5" draw:text-style-name="P18" draw:layer="layout" svg:width="5.258cm" svg:height="6.985cm" svg:x="21.935cm" svg:y="12.938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draw:glue-point draw:id="8" svg:x="1.317cm" svg:y="-0.092cm"/>
          <draw:glue-point draw:id="9" svg:x="1.317cm" svg:y="0.69cm"/>
          <draw:glue-point draw:id="10" svg:x="1.317cm" svg:y="0.103cm"/>
          <text:p text:style-name="P17"><text:span text:style-name="T1">Resource Serv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5" draw:layer="layout" svg:width="3.851cm" svg:height="0.854cm" svg:x="29.838cm" svg:y="15.317cm">
          <text:list text:style-name="L3">
            <text:list-header>
              <text:p text:style-name="P4"><text:span text:style-name="T1">4 Offer delivery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7" draw:text-style-name="P14" xml:id="id10" draw:id="id10" draw:layer="layout" svg:width="1.702cm" svg:height="0.61cm" svg:x="23.719cm" svg:y="18.791cm">
          <draw:glue-point draw:id="4" svg:x="-5.021cm" svg:y="-2.714cm"/>
          <draw:glue-point draw:id="5" svg:x="-5.021cm" svg:y="2.589cm"/>
          <draw:glue-point draw:id="6" svg:x="5.019cm" svg:y="2.434cm"/>
          <draw:glue-point draw:id="7" svg:x="5.019cm" svg:y="-3.627cm"/>
          <draw:glue-point draw:id="8" svg:x="4.979cm" svg:y="1.184cm"/>
          <draw:glue-point draw:id="9" svg:x="5.076cm" svg:y="-3.098cm"/>
          <text:list text:style-name="L3">
            <text:list-header>
              <text:p text:style-name="P13"><text:span text:style-name="T1">rMRS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9" draw:layer="layout" svg:width="11.684cm" svg:height="1.334cm" svg:x="13.319cm" svg:y="10.341cm">
          <text:p/>
          <draw:enhanced-geometry svg:viewBox="0 0 21600 21600" draw:mirror-horizontal="false" draw:mirror-vertical="false" draw:text-areas="?f7 ?f0 21600 ?f2" draw:type="left-arrow" draw:modifiers="3341.73995973297 5242.24719101124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9" draw:text-style-name="P21" draw:layer="layout" svg:width="10.219cm" svg:height="0.854cm" svg:x="14.498cm" svg:y="10.578cm">
          <text:list text:style-name="L3">
            <text:list-header>
              <text:p text:style-name="P20"><text:span text:style-name="T1">Mutual authentication (mTLS or JWT-based)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0" draw:text-style-name="P22" draw:layer="layout" svg:width="11.684cm" svg:height="1.346cm" svg:x="13.319cm" svg:y="5.429cm">
          <text:p/>
          <draw:enhanced-geometry svg:viewBox="0 0 21600 21600" draw:mirror-horizontal="false" draw:mirror-vertical="false" draw:text-areas="0 ?f0 ?f5 ?f2" draw:type="right-arrow" draw:modifiers="18058.8285229202 5227.6169265033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1" draw:text-style-name="P21" draw:layer="layout" svg:width="1.74cm" svg:height="0.854cm" svg:x="17.973cm" svg:y="5.643cm">
          <text:list text:style-name="L3">
            <text:list-item>
              <text:p text:style-name="P20"><text:span text:style-name="T3">DKIM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2" draw:text-style-name="P23" draw:layer="layout" svg:width="8.255cm" svg:height="0.854cm" svg:x="14.951cm" svg:y="22.676cm">
          <text:list text:style-name="L3">
            <text:list-item>
              <text:p text:style-name="P17"><text:span text:style-name="T1">Message Submission Agent</text:span><text:span text:style-name="T1"><text:tab/></text:span><text:span text:style-name="T1">(MSA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3" draw:text-style-name="P23" draw:layer="layout" svg:width="8.283cm" svg:height="0.854cm" svg:x="14.966cm" svg:y="22.007cm">
          <text:list text:style-name="L3">
            <text:list-item>
              <text:p text:style-name="P17"><text:span text:style-name="T1">Mail User Agent</text:span><text:span text:style-name="T1"><text:tab/></text:span><text:span text:style-name="T1"><text:tab/></text:span><text:span text:style-name="T1"><text:tab/></text:span><text:span text:style-name="T1">(MUA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4" draw:text-style-name="P25" xml:id="id2" draw:id="id2" draw:layer="layout" svg:width="1.702cm" svg:height="0.61cm" svg:x="0.667cm" svg:y="7.735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draw:glue-point draw:id="8" svg:x="0.663cm" svg:y="-5.086cm"/>
          <draw:glue-point draw:id="9" svg:x="-0.785cm" svg:y="-5.086cm"/>
          <text:p text:style-name="P24"><text:span text:style-name="T1">MS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25" xml:id="id5" draw:id="id5" draw:layer="layout" svg:width="1.702cm" svg:height="0.61cm" svg:x="3.722cm" svg:y="7.721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draw:glue-point draw:id="8" svg:x="0.663cm" svg:y="-5.086cm"/>
          <draw:glue-point draw:id="9" svg:x="-0.785cm" svg:y="-5.086cm"/>
          <text:p text:style-name="P24"><text:span text:style-name="T1">M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6" draw:text-style-name="P26" draw:layer="layout" draw:type="line" svg:x1="1.467cm" svg:y1="17.841cm" svg:x2="1.518cm" svg:y2="8.345cm" draw:start-shape="id1" draw:start-glue-point="16" draw:end-shape="id2" draw:end-glue-point="2" svg:d="M1467 17841l51-9496" svg:viewBox="0 0 52 9497">
          <text:p/>
        </draw:connector>
        <draw:custom-shape draw:style-name="gr27" draw:text-style-name="P27" xml:id="id9" draw:id="id9" draw:layer="layout" svg:width="1.702cm" svg:height="0.61cm" svg:x="23.709cm" svg:y="15.87cm">
          <draw:glue-point draw:id="4" svg:x="-4.941cm" svg:y="2.262cm"/>
          <draw:glue-point draw:id="5" svg:x="-4.941cm" svg:y="-1.901cm" draw:escape-direction="up"/>
          <draw:glue-point draw:id="6" svg:x="-4.941cm" svg:y="-1.901cm"/>
          <draw:glue-point draw:id="7" svg:x="-4.941cm" svg:y="-1.901cm"/>
          <draw:glue-point draw:id="8" svg:x="-4.941cm" svg:y="-1.901cm"/>
          <draw:glue-point draw:id="9" svg:x="-4.941cm" svg:y="-1.901cm"/>
          <text:list text:style-name="L3">
            <text:list-item>
              <text:p text:style-name="P2"><text:span text:style-name="T1">rMDA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22" draw:layer="layout" svg:width="0.762cm" svg:height="0.727cm" svg:x="1.215cm" svg:y="22.30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9" draw:layer="layout" svg:width="0.762cm" svg:height="0.728cm" svg:x="1.215cm" svg:y="23.211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0" draw:layer="layout" svg:width="7.962cm" svg:height="0.854cm" svg:x="2.114cm" svg:y="22.24cm">
          <text:list text:style-name="L3">
            <text:list-item>
              <text:p text:style-name="P9"><text:span text:style-name="T3">Message Handling Service (MHS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1" draw:text-style-name="P10" draw:layer="layout" svg:width="8.017cm" svg:height="0.854cm" svg:x="2.114cm" svg:y="23.162cm">
          <text:list text:style-name="L3">
            <text:list-item>
              <text:p text:style-name="P9"><text:span text:style-name="T3">Resource Handling Service (RHS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2" draw:text-style-name="P23" draw:layer="layout" svg:width="8.191cm" svg:height="0.854cm" svg:x="14.951cm" svg:y="23.358cm">
          <text:list text:style-name="L3">
            <text:list-item>
              <text:p text:style-name="P17"><text:span text:style-name="T1">Message Transfer Agent</text:span><text:span text:style-name="T1"><text:tab/></text:span><text:span text:style-name="T1">(MTA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33" draw:text-style-name="P26" draw:layer="layout" draw:type="line" svg:x1="5.498cm" svg:y1="19.111cm" svg:x2="12.703cm" svg:y2="19.096cm" draw:start-shape="id1" draw:start-glue-point="1" draw:end-shape="id3" svg:d="M5498 19111l7205-15" svg:viewBox="0 0 7206 16">
          <text:p/>
        </draw:connector>
        <draw:custom-shape draw:style-name="gr34" draw:text-style-name="P29" xml:id="id4" draw:id="id4" draw:layer="layout" svg:width="0.711cm" svg:height="2.184cm" svg:x="2.676cm" svg:y="6.946cm">
          <text:list text:style-name="L3">
            <text:list-item>
              <text:p text:style-name="P28"><text:span text:style-name="T1">Q</text:span></text:p>
            </text:list-item>
            <text:list-item>
              <text:p text:style-name="P28"><text:span text:style-name="T1">u</text:span></text:p>
            </text:list-item>
            <text:list-item>
              <text:p text:style-name="P28"><text:span text:style-name="T1">e</text:span></text:p>
            </text:list-item>
            <text:list-item>
              <text:p text:style-name="P28"><text:span text:style-name="T1">u</text:span></text:p>
            </text:list-item>
            <text:list-item>
              <text:p text:style-name="P28"><text:span text:style-name="T1">e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5" draw:text-style-name="P26" draw:layer="layout" draw:type="line" svg:x1="2.369cm" svg:y1="8.04cm" svg:x2="2.676cm" svg:y2="8.038cm" draw:start-shape="id2" draw:start-glue-point="1" draw:end-shape="id4" draw:end-glue-point="3" svg:d="M2369 8040l307-2" svg:viewBox="0 0 308 3">
          <text:p/>
        </draw:connector>
        <draw:connector draw:style-name="gr36" draw:text-style-name="P26" draw:layer="layout" draw:type="line" svg:x1="3.387cm" svg:y1="8.038cm" svg:x2="3.722cm" svg:y2="8.026cm" draw:start-shape="id4" draw:start-glue-point="1" draw:end-shape="id5" draw:end-glue-point="3" svg:d="M3387 8038l335-12" svg:viewBox="0 0 336 13">
          <text:p/>
        </draw:connector>
        <draw:custom-shape draw:style-name="gr37" draw:text-style-name="P25" xml:id="id6" draw:id="id6" draw:layer="layout" svg:width="1.702cm" svg:height="0.61cm" svg:x="32.645cm" svg:y="7.735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draw:glue-point draw:id="8" svg:x="0.663cm" svg:y="-5.086cm"/>
          <draw:glue-point draw:id="9" svg:x="-0.785cm" svg:y="-5.086cm"/>
          <text:p text:style-name="P24"><text:span text:style-name="T1">M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25" xml:id="id8" draw:id="id8" draw:layer="layout" svg:width="1.702cm" svg:height="0.61cm" svg:x="35.711cm" svg:y="7.721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draw:glue-point draw:id="8" svg:x="0.663cm" svg:y="-5.086cm"/>
          <draw:glue-point draw:id="9" svg:x="-0.785cm" svg:y="-5.086cm"/>
          <text:p text:style-name="P24"><text:span text:style-name="T1">hMD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29" xml:id="id7" draw:id="id7" draw:layer="layout" svg:width="0.711cm" svg:height="2.184cm" svg:x="34.654cm" svg:y="6.946cm">
          <text:list text:style-name="L3">
            <text:list-item>
              <text:p text:style-name="P28"><text:span text:style-name="T1">Q</text:span></text:p>
            </text:list-item>
            <text:list-item>
              <text:p text:style-name="P28"><text:span text:style-name="T1">u</text:span></text:p>
            </text:list-item>
            <text:list-item>
              <text:p text:style-name="P28"><text:span text:style-name="T1">e</text:span></text:p>
            </text:list-item>
            <text:list-item>
              <text:p text:style-name="P28"><text:span text:style-name="T1">u</text:span></text:p>
            </text:list-item>
            <text:list-item>
              <text:p text:style-name="P28"><text:span text:style-name="T1">e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0" draw:text-style-name="P26" draw:layer="layout" draw:type="line" svg:x1="34.347cm" svg:y1="8.04cm" svg:x2="34.654cm" svg:y2="8.038cm" draw:start-shape="id6" draw:start-glue-point="1" draw:end-shape="id7" draw:end-glue-point="3" svg:d="M34347 8040l307-2" svg:viewBox="0 0 308 3">
          <text:p/>
        </draw:connector>
        <draw:connector draw:style-name="gr41" draw:text-style-name="P26" draw:layer="layout" draw:type="line" svg:x1="35.365cm" svg:y1="8.038cm" svg:x2="35.711cm" svg:y2="8.026cm" draw:start-shape="id7" draw:start-glue-point="1" draw:end-shape="id8" draw:end-glue-point="3" svg:d="M35365 8038l346-12" svg:viewBox="0 0 347 13">
          <text:p/>
        </draw:connector>
        <draw:connector draw:style-name="gr42" draw:text-style-name="P26" draw:layer="layout" draw:type="line" svg:x1="5.424cm" svg:y1="8.026cm" svg:x2="32.645cm" svg:y2="8.04cm" draw:start-shape="id5" draw:start-glue-point="1" draw:end-shape="id6" draw:end-glue-point="3" svg:d="M5424 8026l27221 14" svg:viewBox="0 0 27222 15">
          <text:p/>
        </draw:connector>
        <draw:connector draw:style-name="gr42" draw:text-style-name="P26" draw:layer="layout" svg:x1="36.562cm" svg:y1="8.331cm" svg:x2="25.411cm" svg:y2="16.175cm" draw:start-shape="id8" draw:start-glue-point="2" draw:end-shape="id9" draw:end-glue-point="1" svg:d="M36562 8331v7844h-11151" svg:viewBox="0 0 11152 7845">
          <text:p/>
        </draw:connector>
        <draw:custom-shape draw:style-name="gr43" draw:text-style-name="P23" draw:layer="layout" svg:width="10.549cm" svg:height="0.854cm" svg:x="14.966cm" svg:y="21.34cm">
          <text:list text:style-name="L3">
            <text:list-item>
              <text:p text:style-name="P9"><text:span text:style-name="T3">Administrative Management Domain <text:s/>(ADMD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4" draw:text-style-name="P23" draw:layer="layout" svg:width="6.449cm" svg:height="0.854cm" svg:x="28.051cm" svg:y="25.424cm">
          <text:list text:style-name="L3">
            <text:list-item>
              <text:p text:style-name="P17"><text:span text:style-name="T3">h – MHS-focused functions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5" draw:text-style-name="P23" draw:layer="layout" svg:width="7.109cm" svg:height="0.854cm" svg:x="28.066cm" svg:y="24.755cm">
          <text:list text:style-name="L3">
            <text:list-item>
              <text:p text:style-name="P17"><text:span text:style-name="T3">r – recipient-focused functions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6" draw:text-style-name="P23" draw:layer="layout" svg:width="6.752cm" svg:height="0.854cm" svg:x="28.066cm" svg:y="24.056cm">
          <text:list text:style-name="L3">
            <text:list-header>
              <text:p text:style-name="P30"><text:span text:style-name="T1">a – author-focused function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7" draw:text-style-name="P31" draw:layer="layout" svg:width="5.258cm" svg:height="2.477cm" svg:x="8.144cm" svg:y="0.682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draw:glue-point draw:id="8" svg:x="4.958cm" svg:y="1.42cm"/>
          <draw:glue-point draw:id="9" svg:x="4.958cm" svg:y="-1.683cm"/>
          <draw:glue-point draw:id="10" svg:x="5.024cm" svg:y="3.084cm"/>
          <draw:glue-point draw:id="11" svg:x="5.024cm" svg:y="3.819cm"/>
          <draw:glue-point draw:id="12" svg:x="5.024cm" svg:y="-2.795cm"/>
          <draw:glue-point draw:id="13" svg:x="5.024cm" svg:y="2.349cm"/>
          <draw:glue-point draw:id="14" svg:x="5.024cm" svg:y="-2.06cm"/>
          <draw:glue-point draw:id="15" svg:x="5.024cm" svg:y="-1.325cm"/>
          <text:p text:style-name="P24"><text:span text:style-name="T1">DN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" draw:text-style-name="P23" draw:layer="layout" svg:width="9.14cm" svg:height="0.854cm" svg:x="27.967cm" svg:y="22.359cm">
          <text:list text:style-name="L3">
            <text:list-item>
              <text:p text:style-name="P17"><text:span text:style-name="T1">Resource Server</text:span><text:span text:style-name="T1"><text:tab/></text:span><text:span text:style-name="T1"><text:tab/></text:span><text:span text:style-name="T1"><text:tab/></text:span><text:span text:style-name="T1"><text:tab/></text:span><text:span text:style-name="T1">(RS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9" draw:text-style-name="P31" draw:layer="layout" svg:width="5.258cm" svg:height="2.477cm" svg:x="24.744cm" svg:y="0.682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draw:glue-point draw:id="8" svg:x="4.958cm" svg:y="1.42cm"/>
          <draw:glue-point draw:id="9" svg:x="4.958cm" svg:y="-1.683cm"/>
          <draw:glue-point draw:id="10" svg:x="5.024cm" svg:y="3.084cm"/>
          <draw:glue-point draw:id="11" svg:x="5.024cm" svg:y="3.819cm"/>
          <draw:glue-point draw:id="12" svg:x="5.024cm" svg:y="-2.795cm"/>
          <draw:glue-point draw:id="13" svg:x="5.024cm" svg:y="2.349cm"/>
          <draw:glue-point draw:id="14" svg:x="5.024cm" svg:y="-2.06cm"/>
          <draw:glue-point draw:id="15" svg:x="5.024cm" svg:y="-1.325cm"/>
          <text:p text:style-name="P24"><text:span text:style-name="T1">DN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32" draw:layer="layout" svg:width="4.953cm" svg:height="1.479cm" svg:x="8.29cm" svg:y="1.513cm">
          <text:list text:style-name="L3">
            <text:list-header>
              <text:p text:style-name="P13"><text:span text:style-name="T1">ADMD</text:span></text:p>
              <text:p text:style-name="P15"><text:span text:style-name="T4">foo.com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32" draw:layer="layout" svg:width="4.953cm" svg:height="1.479cm" svg:x="24.917cm" svg:y="1.513cm">
          <text:list text:style-name="L3">
            <text:list-header>
              <text:p text:style-name="P13"><text:span text:style-name="T1">ADMD</text:span></text:p>
              <text:p text:style-name="P15"><text:span text:style-name="T4">bar.com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33" draw:layer="layout" svg:width="0.762cm" svg:height="0.727cm" svg:x="1.215cm" svg:y="21.378cm">
          <text:p/>
          <draw:enhanced-geometry svg:viewBox="0 0 21600 21600" draw:type="rectangle" draw:enhanced-path="M 0 0 L 21600 0 21600 21600 0 21600 0 0 Z N"/>
        </draw:custom-shape>
        <draw:custom-shape draw:style-name="gr53" draw:text-style-name="P10" draw:layer="layout" svg:width="6.97cm" svg:height="0.854cm" svg:x="2.114cm" svg:y="21.316cm">
          <text:list text:style-name="L3">
            <text:list-item>
              <text:p text:style-name="P9"><text:span text:style-name="T3">Domain Name System (DNS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4" draw:text-style-name="P34" draw:layer="layout" svg:width="6.702cm" svg:height="1.346cm" svg:x="17.106cm" svg:y="1.33cm">
          <text:p/>
          <draw:enhanced-geometry svg:viewBox="0 0 21600 21600" draw:mirror-horizontal="false" draw:mirror-vertical="false" draw:text-areas="0 ?f0 ?f5 ?f2" draw:type="right-arrow" draw:modifiers="16502.1035357303 5869.0423162583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5" draw:text-style-name="P34" draw:layer="layout" svg:width="6.405cm" svg:height="1.346cm" svg:x="14.256cm" svg:y="1.331cm">
          <text:p/>
          <draw:enhanced-geometry svg:viewBox="0 0 21600 21600" draw:mirror-horizontal="true" draw:mirror-vertical="false" draw:text-areas="0 ?f0 ?f5 ?f2" draw:type="right-arrow" draw:modifiers="16420.8554480175 5853.0066815144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6" draw:text-style-name="P23" draw:layer="layout" svg:width="1.612cm" svg:height="0.854cm" svg:x="18.245cm" svg:y="1.544cm">
          <text:list text:style-name="L3">
            <text:list-header>
              <text:p text:style-name="P30"><text:span text:style-name="T1">Tru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57" draw:text-style-name="P26" draw:layer="layout" draw:type="line" svg:x1="14.405cm" svg:y1="19.096cm" svg:x2="23.719cm" svg:y2="19.096cm" draw:start-shape="id3" draw:end-shape="id10" draw:end-glue-point="3" svg:d="M14405 19096h9314" svg:viewBox="0 0 9315 1">
          <text:p/>
        </draw:connector>
        <draw:connector draw:style-name="gr58" draw:text-style-name="P26" draw:layer="layout" draw:type="line" svg:x1="32.623cm" svg:y1="19.11cm" svg:x2="25.421cm" svg:y2="19.096cm" draw:start-shape="id11" draw:start-glue-point="3" draw:end-shape="id10" svg:d="M32623 19110l-7202-14" svg:viewBox="0 0 7203 15">
          <text:p/>
        </draw:connector>
        <draw:custom-shape draw:style-name="gr59" draw:text-style-name="P35" draw:layer="layout" svg:width="8.283cm" svg:height="0.854cm" svg:x="14.967cm" svg:y="24.031cm">
          <text:list text:style-name="L3">
            <text:list-item>
              <text:p text:style-name="P17"><text:span text:style-name="T1">Message Delivery Agent</text:span><text:span text:style-name="T1"><text:tab/></text:span><text:span text:style-name="T1">(MDA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60" draw:text-style-name="P35" draw:layer="layout" svg:width="9.553cm" svg:height="0.854cm" svg:x="27.951cm" svg:y="23.032cm">
          <text:list text:style-name="L3">
            <text:list-item>
              <text:p text:style-name="P17"><text:span text:style-name="T1">Mail Resource Store</text:span><text:span text:style-name="T1"><text:tab/></text:span><text:span text:style-name="T1"><text:tab/></text:span><text:span text:style-name="T1"><text:tab/></text:span><text:span text:style-name="T1">(MRS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61" draw:text-style-name="P36" xml:id="id13" draw:id="id13" draw:layer="layout" svg:width="4.953cm" svg:height="2.513cm" svg:x="22.086cm" svg:y="17.256cm">
          <draw:glue-point draw:id="4" svg:x="-5.021cm" svg:y="-3.729cm"/>
          <draw:glue-point draw:id="5" svg:x="-5.021cm" svg:y="2.332cm"/>
          <draw:glue-point draw:id="6" svg:x="-5.021cm" svg:y="-2.726cm"/>
          <draw:glue-point draw:id="7" svg:x="-5.021cm" svg:y="-1.211cm"/>
          <draw:glue-point draw:id="8" svg:x="-5.021cm" svg:y="-1.968cm"/>
          <draw:glue-point draw:id="9" svg:x="5.025cm" svg:y="-2.5cm"/>
          <draw:glue-point draw:id="10" svg:x="-5.027cm" svg:y="3.97cm"/>
          <text:list text:style-name="L3">
            <text:list-header>
              <text:p text:style-name="P13"><text:span text:style-name="T1">rRS</text:span></text:p>
            </text:list-header>
            <text:list-item>
              <text:p text:style-name="P13"><text:span text:style-name="T1">https://rs.bar.com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5" draw:layer="layout" svg:width="5.981cm" svg:height="2.633cm" svg:x="16.127cm" svg:y="11.909cm">
          <text:list text:style-name="L3">
            <text:list-header>
              <text:p text:style-name="P4"><text:span text:style-name="T1">5 Answer to offer</text:span></text:p>
            </text:list-header>
            <text:list-item>
              <text:p text:style-name="P4"><text:span text:style-name="T1">(Accepted, Rejected,</text:span></text:p>
            </text:list-item>
            <text:list-item>
              <text:p text:style-name="P4"><text:span text:style-name="T1"><text:s/></text:span><text:span text:style-name="T1">Forwarded), if accepted,</text:span></text:p>
            </text:list-item>
            <text:list-item>
              <text:p text:style-name="P4"><text:span text:style-name="T1">return AT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63" draw:text-style-name="P26" draw:layer="layout" draw:type="line" svg:x1="23.709cm" svg:y1="16.175cm" svg:x2="16.023cm" svg:y2="14.574cm" draw:start-shape="id9" draw:end-shape="id12" draw:end-glue-point="1" svg:d="M23709 16175l-7686-1601" svg:viewBox="0 0 7687 1602">
          <text:p/>
        </draw:connector>
        <draw:custom-shape draw:style-name="gr64" draw:text-style-name="P35" draw:layer="layout" svg:width="9.113cm" svg:height="0.854cm" svg:x="27.993cm" svg:y="21.032cm">
          <text:list text:style-name="L3">
            <text:list-item>
              <text:p text:style-name="P17"><text:span text:style-name="T1">Authorization Server</text:span><text:span text:style-name="T1"><text:tab/></text:span><text:span text:style-name="T1"><text:tab/></text:span><text:span text:style-name="T1"><text:tab/></text:span><text:span text:style-name="T1">(AS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65" draw:text-style-name="P36" xml:id="id14" draw:id="id14" draw:layer="layout" svg:width="4.953cm" svg:height="2.513cm" svg:x="11.07cm" svg:y="17.256cm">
          <draw:glue-point draw:id="4" svg:x="-5.021cm" svg:y="-3.729cm"/>
          <draw:glue-point draw:id="5" svg:x="-5.021cm" svg:y="2.332cm"/>
          <draw:glue-point draw:id="6" svg:x="-5.021cm" svg:y="-2.726cm"/>
          <draw:glue-point draw:id="7" svg:x="-5.021cm" svg:y="-1.211cm"/>
          <draw:glue-point draw:id="8" svg:x="-5.021cm" svg:y="-1.968cm"/>
          <draw:glue-point draw:id="9" svg:x="5.025cm" svg:y="-2.5cm"/>
          <draw:glue-point draw:id="10" svg:x="-5.027cm" svg:y="3.97cm"/>
          <text:list text:style-name="L3">
            <text:list-header>
              <text:p text:style-name="P13"><text:span text:style-name="T1">aRS</text:span></text:p>
            </text:list-header>
            <text:list-item>
              <text:p text:style-name="P13"><text:span text:style-name="T1">https://rs.foo.com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6" draw:text-style-name="P36" xml:id="id12" draw:id="id12" draw:layer="layout" svg:width="4.953cm" svg:height="1.473cm" svg:x="11.07cm" svg:y="13.838cm">
          <draw:glue-point draw:id="4" svg:x="-5.021cm" svg:y="-3.729cm"/>
          <draw:glue-point draw:id="5" svg:x="-5.021cm" svg:y="2.332cm"/>
          <draw:glue-point draw:id="6" svg:x="-5.021cm" svg:y="-2.726cm"/>
          <draw:glue-point draw:id="7" svg:x="-5.021cm" svg:y="-1.211cm"/>
          <draw:glue-point draw:id="8" svg:x="-5.021cm" svg:y="-1.968cm"/>
          <draw:glue-point draw:id="9" svg:x="5.025cm" svg:y="-2.5cm"/>
          <draw:glue-point draw:id="10" svg:x="-5.027cm" svg:y="3.97cm"/>
          <text:list text:style-name="L3">
            <text:list-header>
              <text:p text:style-name="P13"><text:span text:style-name="T1">aAS</text:span></text:p>
            </text:list-header>
            <text:list-item>
              <text:p text:style-name="P13"><text:span text:style-name="T1">https://as.foo.com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7" draw:text-style-name="P26" draw:layer="layout" draw:type="line" svg:x1="24.56cm" svg:y1="16.48cm" svg:x2="24.562cm" svg:y2="17.256cm" draw:start-shape="id9" draw:start-glue-point="2" draw:end-shape="id13" draw:end-glue-point="0" svg:d="M24560 16480l2 776" svg:viewBox="0 0 3 777">
          <text:p/>
        </draw:connector>
        <draw:connector draw:style-name="gr68" draw:text-style-name="P26" draw:layer="layout" draw:type="line" svg:x1="13.546cm" svg:y1="17.256cm" svg:x2="13.546cm" svg:y2="15.311cm" draw:start-shape="id14" draw:start-glue-point="0" draw:end-shape="id12" draw:end-glue-point="2" svg:d="M13546 17256v-1945" svg:viewBox="0 0 1 1946">
          <text:p/>
        </draw:connector>
        <draw:custom-shape draw:style-name="gr69" draw:text-style-name="P36" xml:id="id15" draw:id="id15" draw:layer="layout" svg:width="4.953cm" svg:height="1.473cm" svg:x="22.088cm" svg:y="13.838cm">
          <draw:glue-point draw:id="4" svg:x="-5.021cm" svg:y="-3.729cm"/>
          <draw:glue-point draw:id="5" svg:x="-5.021cm" svg:y="2.332cm"/>
          <draw:glue-point draw:id="6" svg:x="-5.021cm" svg:y="-2.726cm"/>
          <draw:glue-point draw:id="7" svg:x="-5.021cm" svg:y="-1.211cm"/>
          <draw:glue-point draw:id="8" svg:x="-5.021cm" svg:y="-1.968cm"/>
          <draw:glue-point draw:id="9" svg:x="5.025cm" svg:y="-2.5cm"/>
          <draw:glue-point draw:id="10" svg:x="-5.027cm" svg:y="3.97cm"/>
          <text:list text:style-name="L3">
            <text:list-header>
              <text:p text:style-name="P13"><text:span text:style-name="T1">rAS</text:span></text:p>
            </text:list-header>
            <text:list-item>
              <text:p text:style-name="P13"><text:span text:style-name="T1">https://as.bar.com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0" draw:text-style-name="P26" draw:layer="layout" draw:type="line" svg:x1="24.56cm" svg:y1="15.87cm" svg:x2="24.564cm" svg:y2="15.311cm" draw:start-shape="id9" draw:start-glue-point="0" draw:end-shape="id15" draw:end-glue-point="2" svg:d="M24560 15870l4-559" svg:viewBox="0 0 5 560">
          <text:p/>
        </draw:connector>
        <draw:custom-shape draw:style-name="gr71" draw:text-style-name="P35" draw:layer="layout" svg:width="9.048cm" svg:height="0.854cm" svg:x="27.993cm" svg:y="21.697cm">
          <text:list text:style-name="L3">
            <text:list-item>
              <text:p text:style-name="P17"><text:span text:style-name="T1">Access Token</text:span><text:span text:style-name="T1"><text:tab/></text:span><text:span text:style-name="T1"><text:tab/></text:span><text:span text:style-name="T1"><text:tab/></text:span><text:span text:style-name="T1"><text:tab/></text:span><text:span text:style-name="T1">(AT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hatch draw:name="Red_20_90_20_Degrees_20_Crossed_20_10" draw:display-name="Red 90 Degrees Crossed 10" draw:style="double" draw:color="#9bb5cf" draw:distance="0.203cm" draw:rotation="450"/>
    <draw:hatch draw:name="Red_20_90_20_Degrees_20_Crossed_20_13" draw:display-name="Red 90 Degrees Crossed 13" draw:style="double" draw:color="#ecb8be" draw:distance="0.203cm" draw:rotation="900"/>
    <draw:fill-image draw:name="Bitmap_20_11" draw:display-name="Bitmap 11" xlink:href="Pictures/100000000000000800000008410B6290.png" xlink:type="simple" xlink:show="embed" xlink:actuate="onLoad"/>
    <draw:fill-image draw:name="Bitmap_20_23" draw:display-name="Bitmap 23" xlink:href="Pictures/100000000000000800000008F6E6129E.png" xlink:type="simple" xlink:show="embed" xlink:actuate="onLoad"/>
    <draw:fill-image draw:name="Bitmap_20_24" draw:display-name="Bitmap 24" xlink:href="Pictures/100000000000000800000008F6E6129E.png" xlink:type="simple" xlink:show="embed" xlink:actuate="onLoad"/>
    <draw:fill-image draw:name="Bitmap_20_25" draw:display-name="Bitmap 25" xlink:href="Pictures/100000000000000800000008F6E6129E.png" xlink:type="simple" xlink:show="embed" xlink:actuate="onLoad"/>
    <draw:fill-image draw:name="Bitmap_20_26" draw:display-name="Bitmap 26" xlink:href="Pictures/100000000000000800000008F6E6129E.png" xlink:type="simple" xlink:show="embed" xlink:actuate="onLoad"/>
    <draw:marker draw:name="Arrow" svg:viewBox="0 0 20 20" svg:d="M0 20l10-20 10 20z"/>
    <draw:marker draw:name="Arrow_20_short" draw:display-name="Arrow short" svg:viewBox="0 0 20 13" svg:d="M0 13l10-13 10 13z"/>
    <draw:marker draw:name="Arrowheads_20_33" draw:display-name="Arrowheads 33" svg:viewBox="0 0 20 20" svg:d="M0 20l10-20 10 20z"/>
    <draw:marker draw:name="Arrowheads_20_34" draw:display-name="Arrowheads 34" svg:viewBox="0 0 20 13" svg:d="M0 13l10-13 10 13z"/>
    <draw:marker draw:name="Arrowheads_20_35" draw:display-name="Arrowheads 35" svg:viewBox="0 0 20 13" svg:d="M0 13l10-13 10 13z"/>
    <draw:marker draw:name="Arrowheads_20_36" draw:display-name="Arrowheads 36" svg:viewBox="0 0 20 13" svg:d="M0 13l10-13 10 13z"/>
    <draw:marker draw:name="Arrowheads_20_37" draw:display-name="Arrowheads 37" svg:viewBox="0 0 20 13" svg:d="M0 13l10-13 10 13z"/>
    <draw:marker draw:name="Arrowheads_20_42" draw:display-name="Arrowheads 42" svg:viewBox="0 0 20 13" svg:d="M0 13l10-13 10 13z"/>
    <draw:marker draw:name="Arrowheads_20_44" draw:display-name="Arrowheads 44" svg:viewBox="0 0 20 13" svg:d="M0 13l10-13 10 13z"/>
    <draw:marker draw:name="Arrowheads_20_45" draw:display-name="Arrowheads 45" svg:viewBox="0 0 20 13" svg:d="M0 13l10-13 10 13z"/>
    <draw:marker draw:name="Arrowheads_20_46" draw:display-name="Arrowheads 46" svg:viewBox="0 0 20 13" svg:d="M0 13l10-13 10 13z"/>
    <draw:marker draw:name="Arrowheads_20_47" draw:display-name="Arrowheads 47" svg:viewBox="0 0 20 13" svg:d="M0 13l10-13 10 13z"/>
    <draw:marker draw:name="Arrowheads_20_48" draw:display-name="Arrowheads 48" svg:viewBox="0 0 20 13" svg:d="M0 13l10-13 10 13z"/>
    <draw:marker draw:name="Arrowheads_20_49" draw:display-name="Arrowheads 49" svg:viewBox="0 0 20 13" svg:d="M0 13l10-13 10 13z"/>
    <draw:marker draw:name="Half_20_Circle" draw:display-name="Half Circle" svg:viewBox="0 0 15000 8146" svg:d="M29 0l-29 653 244 1943 761 1804 1183 1560 1562 1182 1806 760 1894 244 1994-244 1806-760 1562-1182 1183-1560 761-1804 244-1943-29-653z"/>
    <draw:stroke-dash draw:name="Dash_20_Dot_20_4" draw:display-name="Dash Dot 4" draw:style="rect" draw:dots1="1" draw:dots1-length="0.02cm" draw:dots2="1" draw:dots2-length="0.02cm" draw:distance="0.02cm"/>
    <draw:stroke-dash draw:name="Long_20_Dash" draw:display-name="Long Dash" draw:style="rect" draw:dots1="1" draw:dots1-length="400%" draw:distance="300%"/>
    <draw:stroke-dash draw:name="Long_20_Dash_20__28_Rounded_29_" draw:display-name="Long Dash (Rounded)" draw:style="round" draw:dots1="1" draw:dots1-length="301%" draw:distance="399%"/>
    <draw:stroke-dash draw:name="Long_20_Dot_20__28_Rounded_29_" draw:display-name="Long Dot (Rounded)" draw:style="round" draw:dots1="1" draw:dots1-length="1%" draw:distance="399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="Arrow_20_short" draw:marker-start-width="0.2cm" draw:marker-start-center="false" draw:marker-end="Arrow_20_short" draw:marker-end-width="0.2cm" draw:marker-end-center="false" draw:fill="bitmap" draw:fill-color="#729fcf" draw:fill-image-name="Bitmap_20_26" draw:opacity="100%" style:repeat="repeat" draw:textarea-horizontal-align="justify" fo:padding-top="0.125cm" fo:padding-bottom="0.125cm" fo:padding-left="0.25cm" fo:padding-right="0.25cm" fo:wrap-option="wrap" draw:shadow="hidden" draw:shadow-offset-x="0.203cm" draw:shadow-offset-y="0.203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38.1cm" fo:page-height="27.17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or Zboran</meta:initial-creator>
    <meta:creation-date>2023-11-09T14:09:07.203795645</meta:creation-date>
    <dc:date>2024-12-08T08:42:43.810533646</dc:date>
    <dc:creator>Igor Zboran</dc:creator>
    <meta:editing-duration>P2DT17H25S</meta:editing-duration>
    <meta:editing-cycles>592</meta:editing-cycles>
    <meta:generator>LibreOffice/24.8.3.2$Linux_X86_64 LibreOffice_project/e14c9fdd1f585efcbb2c5363087a99d20928d522</meta:generator>
    <meta:document-statistic meta:object-count="72"/>
  </office:meta>
</office:document-meta>
</file>